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80000007A894920904E59D73C.png" manifest:media-type="image/png"/>
  <manifest:file-entry manifest:full-path="Pictures/10000201000001AD0000013CF31A7F140B9A8C13.png" manifest:media-type="image/png"/>
  <manifest:file-entry manifest:full-path="Pictures/10000201000000460000003ECEDC78E0A08BAB66.png" manifest:media-type="image/png"/>
  <manifest:file-entry manifest:full-path="Pictures/100002010000009A000000B1845A6F3D3D6B60BB.png" manifest:media-type="image/png"/>
  <manifest:file-entry manifest:full-path="Pictures/100002010000028A000001B83408A7396449F5C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120079" fo:font-size="18pt" style:text-underline-style="solid" style:text-underline-width="auto" style:text-underline-color="font-color" style:font-size-asian="18pt" style:font-size-complex="18pt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729fcf" fo:font-size="18pt" style:text-underline-style="solid" style:text-underline-width="auto" style:text-underline-color="font-color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120079" fo:font-size="18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color="#120079" fo:font-size="18pt" style:text-underline-style="none" style:font-size-asian="18pt" style:font-size-complex="18pt"/>
    </style:style>
    <style:style style:name="T5" style:family="text">
      <style:text-properties fo:color="#729fcf" fo:font-size="18pt" style:text-underline-style="solid" style:text-underline-width="auto" style:text-underline-color="font-color" style:font-size-asian="18pt" style:font-size-complex="18pt"/>
    </style:style>
    <style:style style:name="T6" style:family="text">
      <style:text-properties fo:color="#729fcf" fo:font-size="18pt" style:text-underline-style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197cm" svg:height="11.641cm" svg:x="2.331cm" svg:y="8.259cm">
          <draw:image xlink:href="Pictures/100002010000028A000001B83408A7396449F5C3.png" xlink:type="simple" xlink:show="embed" xlink:actuate="onLoad" loext:mime-type="image/png">
            <text:p/>
          </draw:image>
        </draw:frame>
        <draw:frame draw:style-name="gr2" draw:text-style-name="P2" draw:layer="layout" svg:width="0.853cm" svg:height="0.962cm" svg:x="10.495cm" svg:y="14.814cm">
          <draw:text-box>
            <text:p><text:span text:style-name="T1">0</text:span></text:p>
          </draw:text-box>
        </draw:frame>
        <draw:frame draw:style-name="gr3" draw:text-style-name="P2" draw:layer="layout" svg:width="2.936cm" svg:height="0.962cm" svg:x="15.097cm" svg:y="14.843cm">
          <draw:text-box>
            <text:p><text:span text:style-name="T1">Positive</text:span></text:p>
          </draw:text-box>
        </draw:frame>
        <draw:frame draw:style-name="gr4" draw:text-style-name="P2" draw:layer="layout" svg:width="3.144cm" svg:height="0.962cm" svg:x="3.921cm" svg:y="14.77cm">
          <draw:text-box>
            <text:p><text:span text:style-name="T1">Negative</text:span></text:p>
          </draw:text-box>
        </draw:frame>
        <draw:frame draw:style-name="gr1" draw:text-style-name="P1" draw:layer="layout" svg:width="7.62cm" svg:height="8.758cm" svg:x="5.064cm" svg:y="3.826cm">
          <draw:image xlink:href="Pictures/100002010000009A000000B1845A6F3D3D6B60BB.png" xlink:type="simple" xlink:show="embed" xlink:actuate="onLoad" loext:mime-type="image/png">
            <text:p/>
          </draw:image>
        </draw:frame>
        <draw:frame draw:style-name="gr1" draw:text-style-name="P1" draw:layer="layout" svg:width="2.68cm" svg:height="2.373cm" svg:x="12.925cm" svg:y="7.136cm">
          <draw:image xlink:href="Pictures/10000201000000460000003ECEDC78E0A08BAB66.png" xlink:type="simple" xlink:show="embed" xlink:actuate="onLoad" loext:mime-type="image/png">
            <text:p/>
          </draw:image>
        </draw:frame>
        <draw:frame draw:style-name="gr5" draw:text-style-name="P3" draw:layer="layout" svg:width="6.985cm" svg:height="1.524cm" svg:x="3.286cm" svg:y="18.907cm">
          <draw:text-box>
            <text:p><text:span text:style-name="T2">BOSMAN603</text:span></text:p>
          </draw:text-box>
        </draw:frame>
        <draw:line draw:style-name="gr6" draw:text-style-name="P4" draw:layer="layout" svg:x1="3.54cm" svg:y1="20.431cm" svg:x2="5.572cm" svg:y2="20.431cm">
          <text:p/>
        </draw:line>
        <draw:line draw:style-name="gr6" draw:text-style-name="P4" draw:layer="layout" svg:x1="5.699cm" svg:y1="20.431cm" svg:x2="7.731cm" svg:y2="20.431cm">
          <text:p/>
        </draw:line>
        <draw:line draw:style-name="gr6" draw:text-style-name="P4" draw:layer="layout" svg:x1="7.858cm" svg:y1="20.431cm" svg:x2="9.382cm" svg:y2="20.431cm">
          <text:p/>
        </draw:line>
        <draw:line draw:style-name="gr6" draw:text-style-name="P4" draw:layer="layout" svg:x1="4.683cm" svg:y1="20.431cm" svg:x2="4.683cm" svg:y2="21.701cm">
          <text:p/>
        </draw:line>
        <draw:line draw:style-name="gr6" draw:text-style-name="P4" draw:layer="layout" svg:x1="6.715cm" svg:y1="20.431cm" svg:x2="6.715cm" svg:y2="22.844cm">
          <text:p/>
        </draw:line>
        <draw:line draw:style-name="gr6" draw:text-style-name="P4" draw:layer="layout" svg:x1="8.62cm" svg:y1="20.431cm" svg:x2="8.62cm" svg:y2="23.86cm">
          <text:p/>
        </draw:line>
      </draw:page>
      <draw:page draw:name="page2" draw:style-name="dp1" draw:master-page-name="Default">
        <draw:frame draw:style-name="gr1" draw:text-style-name="P1" draw:layer="layout" svg:width="16.002cm" svg:height="11.787cm" svg:x="5.953cm" svg:y="4.883cm">
          <draw:image xlink:href="Pictures/10000201000001AD0000013CF31A7F140B9A8C13.png" xlink:type="simple" xlink:show="embed" xlink:actuate="onLoad" loext:mime-type="image/png">
            <text:p/>
          </draw:image>
        </draw:frame>
        <draw:frame draw:style-name="gr7" draw:text-style-name="P6" draw:layer="layout" svg:width="3.81cm" svg:height="2.384cm" svg:x="3.413cm" svg:y="11.287cm">
          <draw:text-box>
            <text:p text:style-name="P5"><text:span text:style-name="T3">Southwest</text:span></text:p>
            <text:p text:style-name="P5"><text:span text:style-name="T4">36%</text:span></text:p>
          </draw:text-box>
        </draw:frame>
        <draw:frame draw:style-name="gr8" draw:text-style-name="P7" draw:layer="layout" svg:width="2.794cm" svg:height="1.673cm" svg:x="14.081cm" svg:y="4.81cm">
          <draw:text-box>
            <text:p text:style-name="P5"><text:span text:style-name="T5">North</text:span></text:p>
            <text:p text:style-name="P5"><text:span text:style-name="T6">27%</text:span></text:p>
          </draw:text-box>
        </draw:frame>
        <draw:frame draw:style-name="gr8" draw:text-style-name="P7" draw:layer="layout" svg:width="2.794cm" svg:height="1.673cm" svg:x="14.081cm" svg:y="14.186cm">
          <draw:text-box>
            <text:p text:style-name="P5"><text:span text:style-name="T5">South</text:span></text:p>
            <text:p text:style-name="P5"><text:span text:style-name="T6">26%</text:span></text:p>
          </draw:text-box>
        </draw:frame>
        <draw:frame draw:style-name="gr7" draw:text-style-name="P6" draw:layer="layout" svg:width="3.81cm" svg:height="2.384cm" svg:x="19.669cm" svg:y="13.446cm">
          <draw:text-box>
            <text:p text:style-name="P5"><text:span text:style-name="T3">Southeast</text:span></text:p>
            <text:p text:style-name="P5"><text:span text:style-name="T4">34%</text:span></text:p>
          </draw:text-box>
        </draw:frame>
        <draw:frame draw:style-name="gr8" draw:text-style-name="P6" draw:layer="layout" svg:width="3.048cm" svg:height="1.673cm" svg:x="20.177cm" svg:y="9.001cm">
          <draw:text-box>
            <text:p text:style-name="P5"><text:span text:style-name="T3">East</text:span></text:p>
            <text:p text:style-name="P5"><text:span text:style-name="T4">34%</text:span></text:p>
          </draw:text-box>
        </draw:frame>
        <draw:frame draw:style-name="gr1" draw:text-style-name="P1" draw:layer="layout" svg:width="3.403cm" svg:height="5.767cm" svg:x="23.352cm" svg:y="7.223cm">
          <draw:image xlink:href="Pictures/10000201000000480000007A894920904E59D73C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9" draw:text-style-name="P8" draw:layer="layout" svg:width="16.824cm" svg:height="12.392cm" svg:x="6.08cm" svg:y="4.229cm">
          <draw:image xlink:href="Pictures/10000201000001AD0000013CF31A7F140B9A8C1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2T19:56:25.356633233</meta:creation-date>
    <meta:editing-duration>PT24M24S</meta:editing-duration>
    <meta:editing-cycles>2</meta:editing-cycles>
    <meta:generator>LibreOffice/6.4.7.2$Linux_X86_64 LibreOffice_project/40$Build-2</meta:generator>
    <dc:date>2022-10-22T20:31:13.852186266</dc:date>
    <meta:document-statistic meta:object-count="21"/>
  </office:meta>
</office:document-meta>
</file>